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break-before="page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SERVIDORES WEB</text:p>
      <text:p text:style-name="Normal"/>
      <text:p text:style-name="P2"/>
      <text:soft-page-break/>
      <text:p text:style-name="P3">ÍNDICE</text:p>
      <text:p text:style-name="P4"/>
      <text:soft-page-break/>
      <text:p text:style-name="P5">¿Qué es un servidor web?</text:p>
      <text:p text:style-name="P6"/>
      <text:p text:style-name="P7">Un servidor web es un software que se encarga principalmente de devolver una información en este caso una página web cuando los clientes le mandan una petición.</text:p>
      <text:p text:style-name="P8"/>
      <text:p text:style-name="P9">Funcionamiento</text:p>
      <text:p text:style-name="P10">Necesitamos que un cliente realice una petición a través de su navegador y este servidor se encarga de devolverle lo que pide en cliente que en este caso es una página web.</text:p>
      <text:p text:style-name="P11"/>
      <text:p text:style-name="P12">Protocolos de servidores<text:s/>web:</text:p>
      <text:p text:style-name="P13">HTTPS<text:s/>Este se encarga de tener una conexión segura entre el cliente y el servidor, evitando que la información que viaja entre ellos (IPs, credenciales, datos sensibles como contraseñas, números de tarjetas de crédito, y cookies de sesión) sea interceptada o alterada.<text:s/>También trabaja con certificados<text:s/>SSL<text:s/>para establecer una comunicación segura, junto a un cifrado de datos.</text:p>
      <text:p text:style-name="P14">Mientras que en HTTP no ofrece ningún tipo de seguridad para que la información no sea interceptada por terceros.</text:p>
      <text:p text:style-name="P15"/>
      <text:p text:style-name="P16">SMTP: Trata de un protocolo de<text:s/>comunicación<text:s/>que sirve para recibir o enviar mensajes a través de correo<text:s/>electrónico<text:s/>en Internet. También esta el SMTPS que es lo mismo pero con una conexión segura como en el caso de HTTPS y garantizan<text:s/>la autenticación de los socios de comunicación, la integridad y la confidencialidad de los datos.</text:p>
      <text:p text:style-name="P17"/>
      <text:p text:style-name="P18">FTP <text:s/>Trata de un protocolo que <text:s/>permite<text:s/>transferir<text:s/>archivos directamente de un dispositivo a otro que estén conectados a la misma red y los datos se comparten de forma directa y sin ningún intermedio. Es un protocolo bastante inseguro ya que<text:s/>su información no viaja cifrada. Sin embargo<text:s/>se solucionó con el protocolo FTPS, que le añade una capa SSH para hacerlo más seguro y privado.</text:p>
      <text:p text:style-name="P19">Sin embargo<text:s/>es un protocolo muy útil para el envío de archivos, ya que te permite enviarlos de un equipo a otro a gran velocidad de<text:s/>transferencia y sin límites de tamaño.</text:p>
      <text:p text:style-name="P20">Conclusión<text:s/></text:p>
      <text:p text:style-name="P21">Un servidor web se conecta a Internet lo que establece una conexión con un cliente y permite intercambiarse datos y archivos entre ellos ya sea por HTTP o HTTPS,<text:s/>que<text:s/>pueden ser<text:s/>HTML, imágenes, archivos JavaScript, archivos PHP o CSS en conclusión una página web.</text:p>
      <text:p text:style-name="Normal"><text:a xlink:href="https://www.webempresa.com/hosting/que-es-servidor-web.html" office:target-frame-name="_top" xlink:show="replace"><text:span text:style-name="Hipervínculo">https://www.webempresa.com/hosting/que-es-servidor-web.html</text:span></text:a></text:p>
      <text:p text:style-name="Normal"><text:a xlink:href="https://www.wnpower.com/blog/diferencia-http-https/#:~:text=La%20principal%20diferencia%20entre%20el,datos%20protegidos%20bajo%20cifrado%20seguro" office:target-frame-name="_top" xlink:show="replace"><text:span text:style-name="Hipervínculo">https://www.wnpower.com/blog/diferencia-http-https/#:~:text=La%20principal%20diferencia%20entre%20el,datos%20protegidos%20bajo%20cifrado%20seguro</text:span></text:a>.</text:p>
      <text:p text:style-name="Normal"><text:a xlink:href="https://aws.amazon.com/es/what-is/smtp/" office:target-frame-name="_top" xlink:show="replace"><text:span text:style-name="Hipervínculo">https://aws.amazon.com/es/what-is/smtp/</text:span></text:a></text:p>
      <text:p text:style-name="Normal"><text:a xlink:href="https://www.xataka.com/basics/ftp-que-como-funciona" office:target-frame-name="_top" xlink:show="replace"><text:span text:style-name="Hipervínculo">https://www.xataka.com/basics/ftp-que-como-funciona</text:span></text:a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ÑOZ ZANÓN, EROS</meta:initial-creator>
    <dc:creator>toñi .</dc:creator>
    <meta:creation-date>2024-09-18T10:45:00Z</meta:creation-date>
    <dc:date>2024-09-18T10:45:00Z</dc:date>
    <meta:template xlink:href="Normal.dotm" xlink:type="simple"/>
    <meta:editing-cycles>2</meta:editing-cycles>
    <meta:editing-duration>PT120S</meta:editing-duration>
    <meta:document-statistic meta:page-count="4" meta:paragraph-count="5" meta:word-count="422" meta:character-count="2739" meta:row-count="19" meta:non-whitespace-character-count="2322"/>
  </office:meta>
</office:document-meta>
</file>